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aa3128" officeooo:paragraph-rsid="00aa3128" style:font-size-asian="10pt" style:font-size-complex="10pt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a3128" officeooo:paragraph-rsid="00aa3128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6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officeooo:rsid="00aa3128" officeooo:paragraph-rsid="00aa3128"/>
    </style:style>
    <style:style style:name="P11" style:family="paragraph" style:parent-style-name="Standard">
      <style:paragraph-properties fo:line-height="100%"/>
      <style:text-properties style:use-window-font-color="true" style:font-name="Monaco" fo:font-size="10pt" officeooo:rsid="00aa3128" officeooo:paragraph-rsid="00aa3128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Monaco" fo:font-size="10pt" style:font-size-asian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officeooo:rsid="0029ce57"/>
    </style:style>
    <style:style style:name="T4" style:family="text">
      <style:text-properties officeooo:rsid="00ab8614"/>
    </style:style>
    <style:style style:name="T5" style:family="text">
      <style:text-properties officeooo:rsid="00ac5b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10"><text:span text:style-name="T2">C</text:span><text:span text:style-name="T1">yber Python Evaluato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Challenge</text:span> </text:p>
          </table:table-cell>
          <table:table-cell table:style-name="Table1.B2" office:value-type="string">
            <text:p text:style-name="P3">The Cyber Python Evaluator comes with 11 simple python challenges, each with corresponding flags. Students should see example-0.py and example-1.py to understand how to interact with the Cyber Python Evaluator, and to retrieve the descriptions of each challenge.</text:p>
          </table:table-cell>
        </table:table-row>
        <table:table-row table:style-name="Table1.1">
          <table:table-cell table:style-name="Table1.A3" office:value-type="string">
            <text:p text:style-name="P8">Prereqs</text:p>
          </table:table-cell>
          <table:table-cell table:style-name="Table1.B4" office:value-type="string">
            <text:p text:style-name="P3">Basic arithmetic, string/list/dictionary manipulation, and very simple socket programming.</text:p>
          </table:table-cell>
        </table:table-row>
        <table:table-row table:style-name="Table1.1">
          <table:table-cell table:style-name="Table1.A3" office:value-type="string">
            <text:p text:style-name="P8">Narrative</text:p>
          </table:table-cell>
          <table:table-cell table:style-name="Table1.B4" office:value-type="string">
            <text:p text:style-name="P3">Students should complete as many challenges as possible for easy points in the python course. <text:span text:style-name="T4">See example-0.py and example-0.py. When a solution has been successfully completed, the hash following “FLAG: “ is the flag. When a solution has not been successfully completed, students will see the string “FAIL”.</text:span></text:p>
          </table:table-cell>
        </table:table-row>
        <table:table-row table:style-name="Table1.5">
          <table:table-cell table:style-name="Table1.A1" office:value-type="string">
            <text:p text:style-name="P7">Instructions</text:p>
          </table:table-cell>
          <table:table-cell table:style-name="Table1.B5" office:value-type="string">
            <text:p text:style-name="P4">Students should receive cyberpythonevaluator.py, example-0.py, and example-1.py. The solutions.py file should not be distributed to students. <text:span text:style-name="T5">If instructors want to distribute cyberpythonevaluator.pyc instead of the .py this is fine, but it should not matter too much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8</meta:editing-cycles>
    <meta:creation-date>2016-06-29T12:46:00</meta:creation-date>
    <dc:date>2016-10-20T13:00:25.904568506</dc:date>
    <meta:editing-duration>PT13H35M22S</meta:editing-duration>
    <meta:generator>LibreOffice/5.1.6.1.0$Linux_X86_64 LibreOffice_project/10$Build-1</meta:generator>
    <meta:document-statistic meta:table-count="1" meta:image-count="0" meta:object-count="0" meta:page-count="1" meta:paragraph-count="10" meta:word-count="139" meta:character-count="992" meta:non-whitespace-character-count="86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